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0140*"/>
    </style:style>
    <style:style style:name="Table1.B" style:family="table-column">
      <style:table-column-properties style:column-width="5.8535in" style:rel-column-width="5539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10"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11"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12" style:family="paragraph" style:parent-style-name="Table_20_Contents">
      <style:text-properties style:font-name="DejaVu Serif" fo:font-size="11pt" style:font-name-asian="Microsoft YaHei" style:font-size-asian="11pt" style:font-name-complex="Arial1" style:font-size-complex="11pt"/>
    </style:style>
    <style:style style:name="P1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3"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4"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7"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8"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9"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30"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31" style:family="paragraph" style:parent-style-name="Heading_20_1">
      <style:paragraph-properties loext:contextual-spacing="false" fo:margin-top="0in" fo:margin-bottom="0in"/>
    </style:style>
    <style:style style:name="P32"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3" text:outline-level="1">Part 1: </text:h>
      <text:h text:style-name="P32"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3" text:outline-level="1">Part 2: </text:h>
      <text:h text:style-name="P32"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7453135268150902403" text:style-name="L1">
        <text:list-item>
          <text:p text:style-name="P14">Humans fully mature after about twenty-five years of life, and with the assistance of medical or magical care, could live up to about ninety years.</text:p>
        </text:list-item>
        <text:list-item>
          <text:p text:style-name="P14">Humans stand anywhere from four to six feet tall.</text:p>
          <text:list>
            <text:list-item>
              <text:p text:style-name="P14">You are a Medium creature, and have a Speed of thirty feet per round.</text:p>
            </text:list-item>
          </text:list>
        </text:list-item>
        <text:list-item>
          <text:p text:style-name="P14">Humans are extremely versatile, and tend to pick up skills in youth they use throughout their life. </text:p>
          <text:list>
            <text:list-item>
              <text:p text:style-name="P14">You may gain a feat of your choice (see <text:span text:style-name="T17">Appendix B: Feats</text:span>), a Skill Proficiency of your choice, and a plus one to an Ability Score of your choice.</text:p>
            </text:list-item>
          </text:list>
        </text:list-item>
      </text:list>
      <text:p text:style-name="P7">Goblin</text:p>
      <text:list xml:id="list1127265234098342867" text:style-name="L2">
        <text:list-item>
          <text:p text:style-name="P22"><text:soft-page-break/>Goblins fully mature after about twenty years of life, and with the assistance of medical or magical care, could live up to about eighty years.</text:p>
        </text:list-item>
        <text:list-item>
          <text:p text:style-name="P22">Goblins stand anywhere from two to eight feet tall.</text:p>
          <text:list>
            <text:list-item>
              <text:p text:style-name="P22">As your size is quite variable, please see the <text:span text:style-name="T16">Measured Size to Mechanical Size</text:span> table in <text:span text:style-name="T17">Appendix A: Tables</text:span>.</text:p>
            </text:list-item>
          </text:list>
        </text:list-item>
        <text:list-item>
          <text:p text:style-name="P22">Goblins are preternaturally agile, and can maneuver with a deftness and speed others may only ever wish to obtain. </text:p>
          <text:list>
            <text:list-item>
              <text:p text:style-name="P22">You may take the Disengage or Hide Full Actions as Bonus Actions on your turn.</text:p>
            </text:list-item>
            <text:list-item>
              <text:p text:style-name="P22">In addition, you may, once between Rests, add half your proficiency bonus to your Armor Class or Stealth Skill until the start of your next turn.</text:p>
            </text:list-item>
          </text:list>
        </text:list-item>
      </text:list>
      <text:p text:style-name="P7">Elven</text:p>
      <text:list xml:id="list1115988483265420979" text:style-name="L3">
        <text:list-item>
          <text:p text:style-name="P1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5">Elves stand anywhere from four to seven feet tall.</text:p>
          <text:list>
            <text:list-item>
              <text:p text:style-name="P15">You are a Medium creature, and have a Speed of thirty feet per round.</text:p>
            </text:list-item>
          </text:list>
        </text:list-item>
        <text:list-item>
          <text:p text:style-name="P15">Elves are preternaturally sensitive to sights and sounds, allowing them an advantage in the fields of beauty and perceiving.</text:p>
          <text:list>
            <text:list-item>
              <text:p text:style-name="P15">You have proficiency in the Spot and Listen Skills.</text:p>
            </text:list-item>
          </text:list>
        </text:list-item>
      </text:list>
      <text:p text:style-name="P7">Dwarven</text:p>
      <text:list xml:id="list5232636395276907791" text:style-name="L4">
        <text:list-item>
          <text:p text:style-name="P16">Dwarves fully mature after about seventy-five years of life, and with the assistance of medical or magical care, could live up to about four-hundred years.</text:p>
        </text:list-item>
        <text:list-item>
          <text:p text:style-name="P16">Dwarves stand anywhere from three to four feet tall.</text:p>
          <text:list>
            <text:list-item>
              <text:p text:style-name="P16">You are a Small creature, and you have a Speed of twenty-five feet per round.</text:p>
            </text:list-item>
          </text:list>
        </text:list-item>
        <text:list-item>
          <text:p text:style-name="P16">Dwarves are preternaturally durable, even under what humans may consider “the extremest” of circumstances.</text:p>
          <text:list>
            <text:list-item>
              <text:p text:style-name="P16">When calculating your Maximum Vitality, you have an effective plus two to your Constitution Modifier.</text:p>
            </text:list-item>
          </text:list>
        </text:list-item>
      </text:list>
      <text:p text:style-name="P7">Orcish</text:p>
      <text:list xml:id="list353019496319464576" text:style-name="L5">
        <text:list-item>
          <text:p text:style-name="P17">Orcs fully mature after about twenty-five years of life, and with the assistance of medical or magical care, could live up to about ninety years.</text:p>
        </text:list-item>
        <text:list-item>
          <text:p text:style-name="P17">Orcs stand anywhere from five to eight feet tall.</text:p>
          <text:list>
            <text:list-item>
              <text:p text:style-name="P17">You are a Medium creature, and you have a Speed of thirty feet per round.</text:p>
            </text:list-item>
          </text:list>
        </text:list-item>
        <text:list-item>
          <text:p text:style-name="P17">Orcs are preternaturally strong, outmatching some of the best of what non-magical nature has to offer even without tools or tactics.</text:p>
          <text:list>
            <text:list-item>
              <text:p text:style-name="P17">You have proficiency in the Athletics Skill.</text:p>
            </text:list-item>
            <text:list-item>
              <text:p text:style-name="P1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750042245642303268" text:style-name="L6">
        <text:list-item>
          <text:p text:style-name="P18">Halfling fully mature after about twenty years of life, and with the assistance of medical or magical care, could live up to about one-hundred and sixty years.</text:p>
        </text:list-item>
        <text:list-item>
          <text:p text:style-name="P18">Halfling stand anywhere from three to four feet tall. </text:p>
          <text:list>
            <text:list-item>
              <text:p text:style-name="P18">You are a Small creature, and you have a Speed of twenty-five feet per round.</text:p>
            </text:list-item>
          </text:list>
        </text:list-item>
        <text:list-item>
          <text:p text:style-name="P18"><text:soft-page-break/>Halfling are preternaturally resistant to “bad luck”.</text:p>
          <text:list>
            <text:list-item>
              <text:p text:style-name="P18">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5633649056912892849" text:style-name="L7">
        <text:list-item>
          <text:p text:style-name="P19">Shiftling fully mature after about thirty years of life, and with the assistance of medical or magical care, could live up to about one-hundred thirty years.</text:p>
        </text:list-item>
        <text:list-item>
          <text:p text:style-name="P19">Shiftling stand anywhere from five to seven feet tall.</text:p>
          <text:list>
            <text:list-item>
              <text:p text:style-name="P19">You are a Medium creature, and you have a Speed of thirty feet per round.</text:p>
            </text:list-item>
          </text:list>
        </text:list-item>
        <text:list-item>
          <text:p text:style-name="P19">Shiftling have the preternatural ability to change their form nearly at will.</text:p>
          <text:list>
            <text:list-item>
              <text:p text:style-name="P19">You gain your choice of the following two abilities;</text:p>
              <text:list>
                <text:list-item>
                  <text:p text:style-name="P19">You may extend your nails into talons and your teeth into spikes. When you make an Unarmed Attack, you may add a d6 to the total damage you deal.</text:p>
                </text:list-item>
                <text:list-item>
                  <text:p text:style-name="P19">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4438246260834985347" text:style-name="L8">
        <text:list-item>
          <text:p text:style-name="P23">The people of Guilderlund value charm and wit. You gain a plus one bonus to your Charisma and Wisdom Ability Scores.</text:p>
        </text:list-item>
        <text:list-item>
          <text:p text:style-name="P26"><text:span text:style-name="T12">You know </text:span>Guildi<text:span text:style-name="T12">, the language of your cultural homeland, and </text:span>Trade-Common<text:span text:style-name="T12">, the language of intercultural trade and war.</text:span></text:p>
        </text:list-item>
        <text:list-item>
          <text:p text:style-name="P23">You have proficiency in the Diplomacy and Appraise Skills.</text:p>
        </text:list-item>
        <text:list-item>
          <text:p text:style-name="P23">When you make an Appraise Skill Check involving coinage or fine art, you may make that Check with Advantage.</text:p>
        </text:list-item>
      </text:list>
      <text:p text:style-name="P7">Bra-klin<text:span text:style-name="T12"> – a caste theocracy</text:span></text:p>
      <text:list xml:id="list4700123605829678876" text:style-name="L9">
        <text:list-item>
          <text:p text:style-name="P24">The people of Bra-klin value physical power. You gain a plus one bonus to your Strength and Constitution Ability Scores.</text:p>
        </text:list-item>
        <text:list-item>
          <text:p text:style-name="P27"><text:span text:style-name="T12">You know </text:span>Klinklink<text:span text:style-name="T12">, the language of your cultural homeland, and </text:span>Trade-Common<text:span text:style-name="T12">, the language of intercultural trade and war.</text:span></text:p>
        </text:list-item>
        <text:list-item>
          <text:p text:style-name="P24">You have proficiency in the Endurance and Streetwise Skills.</text:p>
        </text:list-item>
        <text:list-item>
          <text:p text:style-name="P24">When you make a Strength based Save, you may make the Save with Advantage.</text:p>
        </text:list-item>
      </text:list>
      <text:p text:style-name="P7">Markain<text:span text:style-name="T12"> – a social democracy</text:span></text:p>
      <text:list xml:id="list1406497056887164791" text:style-name="L10">
        <text:list-item>
          <text:p text:style-name="P25">The people of Markain value emotional and material knowledge. You gain a plus one bonus to your Wisdom and Intelligence Ability Scores.</text:p>
        </text:list-item>
        <text:list-item>
          <text:p text:style-name="P28"><text:span text:style-name="T12">You know </text:span>Markain<text:span text:style-name="T12">, the language of your cultural homeland, and </text:span>Trade-Common<text:span text:style-name="T12">, the language of intercultural trade and war.</text:span></text:p>
        </text:list-item>
        <text:list-item>
          <text:p text:style-name="P25">You have proficiency in the Sense Motive and Diplomacy Skills.</text:p>
        </text:list-item>
        <text:list-item>
          <text:p text:style-name="P25">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30">An Alchemist likely knows a Supplier and a Glassblower. A Butcher likely knows a Rancher and a Tanner. A Criminal likely knows a Supplier and a Locksmith, in addition to any other criminals they know. And so o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1004241704053910329" text:style-name="L11">
        <text:list-item>
          <text:p text:style-name="P20">When gaining a Class Level, your Maximum Vitality increases by the largest value of your Hit Die plus your Constitution Modifier.</text:p>
        </text:list-item>
        <text:list-item>
          <text:p text:style-name="P20">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0">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12">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12">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12">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12">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12">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12">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12">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12">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12">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12">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12">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12">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12">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11">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1453795432261875999" text:style-name="L12">
        <text:list-item>
          <text:p text:style-name="P21">You gain proficiencies in...</text:p>
          <text:list>
            <text:list-item>
              <text:p text:style-name="P21">Light and Medium Armors</text:p>
            </text:list-item>
            <text:list-item>
              <text:p text:style-name="P21">Auxiliary Armors</text:p>
            </text:list-item>
            <text:list-item>
              <text:p text:style-name="P21">Simple Weapons</text:p>
            </text:list-item>
            <text:list-item>
              <text:p text:style-name="P21">a Specialized Weapon of your choice</text:p>
            </text:list-item>
            <text:list-item>
              <text:p text:style-name="P21">Tinker's Tools</text:p>
            </text:list-item>
            <text:list-item>
              <text:p text:style-name="P21">Thieves' Tools</text:p>
            </text:list-item>
            <text:list-item>
              <text:p text:style-name="P21">a set of Tools of your choice</text:p>
            </text:list-item>
            <text:list-item>
              <text:p text:style-name="P21">two areas of Knowledge of your choice</text:p>
            </text:list-item>
            <text:list-item>
              <text:p text:style-name="P21">a Profession of your choice</text:p>
            </text:list-item>
            <text:list-item>
              <text:p text:style-name="P21">your choice of two of the following skills;</text:p>
              <text:list>
                <text:list-item>
                  <text:p text:style-name="P21">Sleight of Hand</text:p>
                </text:list-item>
                <text:list-item>
                  <text:p text:style-name="P21">Stealth</text:p>
                </text:list-item>
                <text:list-item>
                  <text:p text:style-name="P21">Investigation</text:p>
                </text:list-item>
                <text:list-item>
                  <text:p text:style-name="P21">Appraise</text:p>
                </text:list-item>
                <text:list-item>
                  <text:p text:style-name="P21">Animal Handling</text:p>
                </text:list-item>
                <text:list-item>
                  <text:p text:style-name="P21">Spot</text:p>
                </text:list-item>
                <text:list-item>
                  <text:p text:style-name="P21">Listen</text:p>
                </text:list-item>
                <text:list-item>
                  <text:p text:style-name="P21">Diplomacy</text:p>
                </text:list-item>
                <text:list-item>
                  <text:p text:style-name="P21">Streetwise</text:p>
                </text:list-item>
              </text:list>
            </text:list-item>
          </text:list>
        </text:list-item>
        <text:list-item>
          <text:p text:style-name="P21">In addition to any equipment from your background, you gain...</text:p>
          <text:list>
            <text:list-item>
              <text:p text:style-name="P21">any two simple weapons of your choice</text:p>
            </text:list-item>
            <text:list-item>
              <text:p text:style-name="P21">a light crossbow and 20 full-metal bolts</text:p>
            </text:list-item>
            <text:list-item>
              <text:p text:style-name="P21">your choice of studded leather armor or scale mail</text:p>
            </text:list-item>
            <text:list-item>
              <text:p text:style-name="P21">a set of Thieves' tools</text:p>
            </text:list-item>
            <text:list-item>
              <text:p text:style-name="P21">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9">Barbarian</text:p>
      <text:p text:style-name="P5"/>
      <text:p text:style-name="P9">Bard</text:p>
      <text:p text:style-name="P5"/>
      <text:p text:style-name="P9">Cleric</text:p>
      <text:p text:style-name="P5"/>
      <text:p text:style-name="P9">Druid</text:p>
      <text:p text:style-name="P5"/>
      <text:p text:style-name="P9">Fighter</text:p>
      <text:p text:style-name="P5"/>
      <text:p text:style-name="P9">Monk</text:p>
      <text:p text:style-name="P5"/>
      <text:p text:style-name="P9">Paladin</text:p>
      <text:p text:style-name="P5"/>
      <text:p text:style-name="P9">Ranger</text:p>
      <text:p text:style-name="P5"/>
      <text:p text:style-name="P9">Rogue</text:p>
      <text:p text:style-name="P5"/>
      <text:p text:style-name="P10">Sorcerer</text:p>
      <text:p text:style-name="P5"/>
      <text:p text:style-name="P9">Warlock</text:p>
      <text:p text:style-name="P5"/>
      <text:p text:style-name="P9">Wizard</text:p>
      <text:p text:style-name="P5"/>
      <text:h text:style-name="P33" text:outline-level="1">Part 3: </text:h>
      <text:h text:style-name="P32" text:outline-level="1">Systems Management</text:h>
      <text:p text:style-name="P6">3a The D20</text:p>
      <text:p text:style-name="P5">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as calculated from your Ability Score, or your Proficiency Bonus, or some environmental modifier. </text:p>
      <text:p text:style-name="P5"/>
      <text:p text:style-name="P5">When you make a roll with Advantage, you roll twice and take the higher set. When you roll with Disadvantage, you roll twice and take the lower set. If you would ever make a roll with Advantage and Disadvantage, in any amounts, you roll as normal.</text:p>
      <text:p text:style-name="P5"/>
      <text:p text:style-name="P6">Ability Scores</text:p>
      <text:p text:style-name="P5">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10, divided by 2, and rounded down.</text:p>
      <text:p text:style-name="P5"/>
      <text:p text:style-name="P5">Proficiencies</text:p>
      <text:p text:style-name="P5"><text:tab/>Skills<text:line-break/><text:tab/>Knowledges<text:line-break/><text:tab/>Professions</text:p>
      <text:p text:style-name="P5"><text:tab/>Performances</text:p>
      <text:p text:style-name="P5"><text:tab/>Equipment</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soft-page-break/><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33" text:outline-level="1">Appendix A: Tables</text:h>
      <text:h text:style-name="P33"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7H6M17S</meta:editing-duration>
    <meta:editing-cycles>24</meta:editing-cycles>
    <meta:generator>OpenOffice/4.1.12$Win32 OpenOffice.org_project/4112m1$Build-9809</meta:generator>
    <dc:date>2022-08-17T21:33:30.83</dc:date>
    <meta:document-statistic meta:table-count="1" meta:image-count="0" meta:object-count="0" meta:page-count="25" meta:paragraph-count="228" meta:word-count="3260" meta:character-count="18748"/>
  </office:meta>
</office:document-meta>
</file>